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exts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TR</text:p>
          </table:table-cell>
          <table:table-cell office:value-type="string" calcext:value-type="string">
            <text:p>MTLD</text:p>
          </table:table-cell>
        </table:table-row>
        <table:table-row table:style-name="ro1">
          <table:table-cell office:value-type="string" calcext:value-type="string">
            <text:p>L2 2009</text:p>
          </table:table-cell>
          <table:table-cell office:value-type="float" office:value="177" calcext:value-type="float">
            <text:p>177</text:p>
          </table:table-cell>
          <table:table-cell office:value-type="float" office:value="30837" calcext:value-type="float">
            <text:p>30837</text:p>
          </table:table-cell>
          <table:table-cell office:value-type="float" office:value="56" calcext:value-type="float">
            <text:p>56</text:p>
          </table:table-cell>
          <table:table-cell office:value-type="float" office:value="0.115117711913872" calcext:value-type="float">
            <text:p>0.1151177119</text:p>
          </table:table-cell>
          <table:table-cell office:value-type="float" office:value="89.4487358217194" calcext:value-type="float">
            <text:p>89.4487358217</text:p>
          </table:table-cell>
        </table:table-row>
        <table:table-row table:style-name="ro1">
          <table:table-cell office:value-type="string" calcext:value-type="string">
            <text:p>L2 2010</text:p>
          </table:table-cell>
          <table:table-cell office:value-type="float" office:value="282" calcext:value-type="float">
            <text:p>282</text:p>
          </table:table-cell>
          <table:table-cell office:value-type="float" office:value="56585" calcext:value-type="float">
            <text:p>56585</text:p>
          </table:table-cell>
          <table:table-cell/>
          <table:table-cell office:value-type="float" office:value="0.115525315896439" calcext:value-type="float">
            <text:p>0.1155253159</text:p>
          </table:table-cell>
          <table:table-cell office:value-type="float" office:value="93.3783846324899" calcext:value-type="float">
            <text:p>93.3783846325</text:p>
          </table:table-cell>
        </table:table-row>
        <table:table-row table:style-name="ro1">
          <table:table-cell office:value-type="string" calcext:value-type="string">
            <text:p>L2 2011</text:p>
          </table:table-cell>
          <table:table-cell office:value-type="float" office:value="402" calcext:value-type="float">
            <text:p>402</text:p>
          </table:table-cell>
          <table:table-cell office:value-type="float" office:value="75356" calcext:value-type="float">
            <text:p>75356</text:p>
          </table:table-cell>
          <table:table-cell/>
          <table:table-cell office:value-type="float" office:value="0.091617235293337" calcext:value-type="float">
            <text:p>0.0916172353</text:p>
          </table:table-cell>
          <table:table-cell office:value-type="float" office:value="95.2832438964738" calcext:value-type="float">
            <text:p>95.2832438965</text:p>
          </table:table-cell>
        </table:table-row>
        <table:table-row table:style-name="ro1">
          <table:table-cell office:value-type="string" calcext:value-type="string">
            <text:p>L2 2012</text:p>
          </table:table-cell>
          <table:table-cell office:value-type="float" office:value="519" calcext:value-type="float">
            <text:p>519</text:p>
          </table:table-cell>
          <table:table-cell table:style-name="ce1" office:value-type="float" office:value="93849" calcext:value-type="float">
            <text:p>93849</text:p>
          </table:table-cell>
          <table:table-cell/>
          <table:table-cell office:value-type="float" office:value="0.0782631859350027" calcext:value-type="float">
            <text:p>0.0782631859</text:p>
          </table:table-cell>
          <table:table-cell office:value-type="float" office:value="96.1322463326099" calcext:value-type="float">
            <text:p>96.1322463326</text:p>
          </table:table-cell>
        </table:table-row>
        <table:table-row table:style-name="ro1">
          <table:table-cell office:value-type="string" calcext:value-type="string">
            <text:p>HL 2009</text:p>
          </table:table-cell>
          <table:table-cell office:value-type="float" office:value="460" calcext:value-type="float">
            <text:p>460</text:p>
          </table:table-cell>
          <table:table-cell office:value-type="float" office:value="90971" calcext:value-type="float">
            <text:p>90971</text:p>
          </table:table-cell>
          <table:table-cell office:value-type="float" office:value="49" calcext:value-type="float">
            <text:p>49</text:p>
          </table:table-cell>
          <table:table-cell office:value-type="float" office:value="0.0795180987765601" calcext:value-type="float">
            <text:p>0.0795180988</text:p>
          </table:table-cell>
          <table:table-cell office:value-type="float" office:value="116.742255023233" calcext:value-type="float">
            <text:p>116.7422550232</text:p>
          </table:table-cell>
        </table:table-row>
        <table:table-row table:style-name="ro1">
          <table:table-cell office:value-type="string" calcext:value-type="string">
            <text:p>HL 2010</text:p>
          </table:table-cell>
          <table:table-cell office:value-type="float" office:value="257" calcext:value-type="float">
            <text:p>257</text:p>
          </table:table-cell>
          <table:table-cell office:value-type="float" office:value="49061" calcext:value-type="float">
            <text:p>49061</text:p>
          </table:table-cell>
          <table:table-cell/>
          <table:table-cell office:value-type="float" office:value="0.122801296292522" calcext:value-type="float">
            <text:p>0.1228012963</text:p>
          </table:table-cell>
          <table:table-cell office:value-type="float" office:value="111.714228486295" calcext:value-type="float">
            <text:p>111.7142284863</text:p>
          </table:table-cell>
        </table:table-row>
        <table:table-row table:style-name="ro1">
          <table:table-cell office:value-type="string" calcext:value-type="string">
            <text:p>HL 2011</text:p>
          </table:table-cell>
          <table:table-cell office:value-type="float" office:value="217" calcext:value-type="float">
            <text:p>217</text:p>
          </table:table-cell>
          <table:table-cell office:value-type="float" office:value="34531" calcext:value-type="float">
            <text:p>34531</text:p>
          </table:table-cell>
          <table:table-cell/>
          <table:table-cell office:value-type="float" office:value="0.138682960732075" calcext:value-type="float">
            <text:p>0.1386829607</text:p>
          </table:table-cell>
          <table:table-cell office:value-type="float" office:value="106.675838183384" calcext:value-type="float">
            <text:p>106.6758381834</text:p>
          </table:table-cell>
        </table:table-row>
        <table:table-row table:style-name="ro1">
          <table:table-cell office:value-type="string" calcext:value-type="string">
            <text:p>HL 2012</text:p>
          </table:table-cell>
          <table:table-cell office:value-type="float" office:value="244" calcext:value-type="float">
            <text:p>244</text:p>
          </table:table-cell>
          <table:table-cell office:value-type="float" office:value="39798" calcext:value-type="float">
            <text:p>39798</text:p>
          </table:table-cell>
          <table:table-cell/>
          <table:table-cell office:value-type="float" office:value="0.123373033820795" calcext:value-type="float">
            <text:p>0.1233730338</text:p>
          </table:table-cell>
          <table:table-cell office:value-type="float" office:value="107.327452439534" calcext:value-type="float">
            <text:p>107.327452439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2558" calcext:value-type="float">
            <text:p>255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3:00:11.155448987</meta:creation-date>
    <dc:date>2019-02-11T14:02:50.818943140</dc:date>
    <meta:editing-duration>PT2S</meta:editing-duration>
    <meta:editing-cycles>1</meta:editing-cycles>
    <meta:document-statistic meta:table-count="1" meta:cell-count="49" meta:object-count="0"/>
    <meta:generator>LibreOffice/5.1.6.2$Linux_X86_64 LibreOffice_project/10m0$Build-2</meta:generator>
  </office:meta>
</office:document-meta>
</file>